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381cm"/>
    </style:style>
    <style:style style:name="Table1.B" style:family="table-column">
      <style:table-column-properties style:column-width="1.958cm"/>
    </style:style>
    <style:style style:name="Table1.C" style:family="table-column">
      <style:table-column-properties style:column-width="12.674cm"/>
    </style:style>
    <style:style style:name="Table1.A1" style:family="table-cell">
      <style:table-cell-properties fo:background-color="#83caff" fo:padding="0.097cm" fo:border-left="0.05pt solid #000000" fo:border-right="none" fo:border-top="0.05pt solid #000000" fo:border-bottom="0.05pt solid #000000">
        <style:background-image/>
      </style:table-cell-properties>
    </style:style>
    <style:style style:name="Table1.C1" style:family="table-cell">
      <style:table-cell-properties fo:background-color="#83caff"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ea3" officeooo:paragraph-rsid="001c1ea3"/>
    </style:style>
    <style:style style:name="P2" style:family="paragraph" style:parent-style-name="Text_20_body">
      <style:text-properties officeooo:paragraph-rsid="001c1ea3"/>
    </style:style>
    <style:style style:name="P3" style:family="paragraph" style:parent-style-name="Text_20_body">
      <style:text-properties style:text-underline-style="none" officeooo:paragraph-rsid="001c1ea3"/>
    </style:style>
    <style:style style:name="P4" style:family="paragraph" style:parent-style-name="Text_20_body">
      <style:text-properties fo:font-weight="normal" style:font-weight-asian="normal" style:font-weight-complex="normal"/>
    </style:style>
    <style:style style:name="P5" style:family="paragraph" style:parent-style-name="Text_20_body">
      <style:paragraph-properties fo:break-before="page"/>
      <style:text-properties officeooo:rsid="001c1ea3" officeooo:paragraph-rsid="001c1ea3"/>
    </style:style>
    <style:style style:name="P6" style:family="paragraph" style:parent-style-name="Title">
      <style:text-properties officeooo:rsid="001c1ea3" officeooo:paragraph-rsid="001c1ea3"/>
    </style:style>
    <style:style style:name="P7" style:family="paragraph" style:parent-style-name="Table_20_Contents">
      <style:text-properties fo:font-weight="bold" officeooo:rsid="001c4b98" officeooo:paragraph-rsid="001c4b98" style:font-weight-asian="bold" style:font-weight-complex="bold"/>
    </style:style>
    <style:style style:name="P8" style:family="paragraph" style:parent-style-name="Table_20_Contents">
      <style:text-properties officeooo:rsid="001c4b98" officeooo:paragraph-rsid="001c4b98"/>
    </style:style>
    <style:style style:name="P9" style:family="paragraph" style:parent-style-name="Text_20_body">
      <style:text-properties officeooo:rsid="001c1ea3" officeooo:paragraph-rsid="001c1ea3"/>
    </style:style>
    <style:style style:name="P10" style:family="paragraph" style:parent-style-name="Text_20_body">
      <style:text-properties style:text-underline-style="none" fo:font-weight="normal" officeooo:rsid="001c4b98" style:font-weight-asian="normal" style:font-weight-complex="normal"/>
    </style:style>
    <style:style style:name="P11" style:family="paragraph" style:parent-style-name="Heading_20_1">
      <style:text-properties officeooo:rsid="001c1ea3" officeooo:paragraph-rsid="001c1ea3"/>
    </style:style>
    <style:style style:name="P12" style:family="paragraph" style:parent-style-name="Heading_20_1">
      <style:text-properties fo:font-weight="bold" style:font-weight-asian="bold" style:font-weight-complex="bold"/>
    </style:style>
    <style:style style:name="P13" style:family="paragraph" style:parent-style-name="Table_20_Contents" style:list-style-name="L1">
      <style:text-properties officeooo:rsid="001c4b98" officeooo:paragraph-rsid="001c4b98"/>
    </style:style>
    <style:style style:name="P14" style:family="paragraph" style:parent-style-name="Table_20_Contents" style:list-style-name="L1">
      <style:text-properties officeooo:rsid="001e4741" officeooo:paragraph-rsid="001e4741"/>
    </style:style>
    <style:style style:name="P15" style:family="paragraph" style:parent-style-name="Table_20_Contents" style:list-style-name="L1">
      <style:text-properties officeooo:rsid="0021253d" officeooo:paragraph-rsid="0021253d"/>
    </style:style>
    <style:style style:name="P16" style:family="paragraph" style:parent-style-name="Table_20_Contents" style:list-style-name="L1">
      <style:text-properties officeooo:rsid="0021f490" officeooo:paragraph-rsid="0021f490"/>
    </style:style>
    <style:style style:name="P17" style:family="paragraph" style:parent-style-name="Table_20_Contents" style:list-style-name="L1">
      <style:text-properties officeooo:rsid="002270c8" officeooo:paragraph-rsid="0021f490"/>
    </style:style>
    <style:style style:name="P18" style:family="paragraph" style:parent-style-name="Table_20_Contents" style:list-style-name="L1">
      <style:text-properties officeooo:rsid="002270c8" officeooo:paragraph-rsid="002270c8"/>
    </style:style>
    <style:style style:name="P19" style:family="paragraph" style:parent-style-name="Table_20_Contents">
      <style:text-properties officeooo:rsid="002270c8" officeooo:paragraph-rsid="002270c8"/>
    </style:style>
    <style:style style:name="T1" style:family="text">
      <style:text-properties officeooo:rsid="001c1ea3"/>
    </style:style>
    <style:style style:name="T2" style:family="text">
      <style:text-properties fo:font-weight="bold" officeooo:rsid="001c1ea3" style:font-weight-asian="bold" style:font-weight-complex="bold"/>
    </style:style>
    <style:style style:name="T3" style:family="text">
      <style:text-properties style:text-underline-style="solid" style:text-underline-width="auto" style:text-underline-color="font-color" fo:font-weight="bold" officeooo:rsid="001c1ea3" style:font-weight-asian="bold" style:font-weight-complex="bold"/>
    </style:style>
    <style:style style:name="T4" style:family="text">
      <style:text-properties style:text-underline-style="solid" style:text-underline-width="auto" style:text-underline-color="font-color" fo:font-weight="bold" officeooo:rsid="001c4b98"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normal" officeooo:rsid="001c1ea3" style:font-weight-asian="normal" style:font-weight-complex="normal"/>
    </style:style>
    <style:style style:name="T8" style:family="text">
      <style:text-properties style:text-underline-style="none" officeooo:rsid="001c4b98"/>
    </style:style>
    <style:style style:name="T9" style:family="text">
      <style:text-properties style:text-underline-style="none" fo:font-weight="bold" officeooo:rsid="001c4b9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amifying Education Project Plan</text:p>
      <text:p text:style-name="P1"/>
      <text:h text:style-name="P11" text:outline-level="1">1 Introduction</text:h>
      <text:p text:style-name="P1"><text:tab/>This plan was created to cover the development of a program that would attempt to provide a modular platform of gamified educational courses, specifically Miniature Online Open Courses, hereafter referred to as “MOOC”.</text:p>
      <text:p text:style-name="P1"><text:tab/>This plan is to ensure that there will be no conflicts of interest or failures in understanding for all stakeholders during the initial design and development of the product, as well as guaranteeing it completes the requirements set out in the proposal.</text:p>
      <text:h text:style-name="P11" text:outline-level="1">2 Project Organisation</text:h>
      <text:p text:style-name="P1"><text:tab/>The project will be worked on by a single individual, a single sponsor, and the subject co-ordinator.</text:p>
      <text:p text:style-name="P2"><text:span text:style-name="T1"><text:tab/></text:span><text:span text:style-name="T3">Scott Gardner <text:tab/><text:tab/><text:tab/><text:tab/><text:tab/><text:tab/><text:tab/><text:tab/><text:tab/> Developer</text:span></text:p>
      <text:p text:style-name="P2"><text:span text:style-name="T7"><text:tab/></text:span><text:span text:style-name="T3">Ken Eustace <text:tab/><text:tab/><text:tab/><text:tab/><text:tab/><text:tab/><text:tab/><text:tab/><text:tab/><text:tab/> <text:s text:c="3"/>Sponsor</text:span></text:p>
      <text:p text:style-name="P3"><text:span text:style-name="T2"><text:tab/></text:span><text:span text:style-name="T4">Luke O'Connor<text:tab/><text:tab/><text:tab/><text:tab/><text:tab/><text:tab/><text:tab/> <text:s text:c="6"/>Subject Coordinator</text:span></text:p>
      <text:h text:style-name="P12" text:outline-level="1"><text:span text:style-name="T8">3 </text:span><text:span text:style-name="T6">Project Practices and Mea</text:span><text:span text:style-name="T8">su</text:span><text:span text:style-name="T6">rements</text:span></text:h>
      <text:p text:style-name="P4"><text:span text:style-name="T6"><text:tab/></text:span><text:span text:style-name="T9">Communication</text:span></text:p>
      <text:p text:style-name="P10"><text:tab/><text:tab/>In order to ensure that there won't be any sudden problems due to disagreements, there must be at least one meeting per phase, preferably two, that will be held with the intent of discussing the project, it's trajectory and any outside problems or influences. As well as these meetings, all members will make themselves available through email, so that should an issue arise without a meeting scheduled soon enough, it can still be discussed.</text:p>
      <text:p text:style-name="P10"/>
      <text:p text:style-name="P4"><text:span text:style-name="T8"><text:tab/></text:span><text:span text:style-name="T9">Iteration Assessment</text:span></text:p>
      <text:p text:style-name="P10"><text:tab/><text:tab/>At the end of each iteration, and before the beginning of a new iteration, each team member shall decide on if the activities within the iteration were completed, and if the evaluation criteria created for each iteration were met.</text:p>
      <text:p text:style-name="P5"/>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Phase</text:p>
          </table:table-cell>
          <table:table-cell table:style-name="Table1.A1" office:value-type="string">
            <text:p text:style-name="P7">Iteration</text:p>
          </table:table-cell>
          <table:table-cell table:style-name="Table1.C1" office:value-type="string">
            <text:p text:style-name="P7">Primary Objectives <text:span text:style-name="T5">(Risks and Use Case scenarios)</text:span></text:p>
          </table:table-cell>
        </table:table-row>
        <table:table-row>
          <table:table-cell table:style-name="Table1.A8" office:value-type="string">
            <text:p text:style-name="P8">Initiation</text:p>
          </table:table-cell>
          <table:table-cell table:style-name="Table1.B2" office:value-type="string">
            <text:p text:style-name="P8">Initiation</text:p>
          </table:table-cell>
          <table:table-cell table:style-name="Table1.C2" office:value-type="string">
            <text:list xml:id="list7248868755652451553" text:style-name="L1">
              <text:list-item>
                <text:p text:style-name="P13">Define project concept</text:p>
              </text:list-item>
              <text:list-item>
                <text:p text:style-name="P13">Define initial project plan</text:p>
              </text:list-item>
            </text:list>
          </table:table-cell>
        </table:table-row>
        <table:table-row>
          <table:table-cell table:style-name="Table1.A8" office:value-type="string">
            <text:p text:style-name="P8">Inception</text:p>
          </table:table-cell>
          <table:table-cell table:style-name="Table1.B3" office:value-type="string">
            <text:p text:style-name="P8">IIP1</text:p>
          </table:table-cell>
          <table:table-cell table:style-name="Table1.C3" office:value-type="string">
            <text:list xml:id="list171953369146965" text:continue-numbering="true" text:style-name="L1">
              <text:list-item>
                <text:p text:style-name="P13">Project Team meeting, Finalise objectives and requirements.</text:p>
              </text:list-item>
              <text:list-item>
                <text:p text:style-name="P14">Define major/primary use cases</text:p>
              </text:list-item>
            </text:list>
          </table:table-cell>
        </table:table-row>
        <table:table-row>
          <table:table-cell table:style-name="Table1.A8" office:value-type="string">
            <text:p text:style-name="P8">Inception</text:p>
          </table:table-cell>
          <table:table-cell table:style-name="Table1.B4" office:value-type="string">
            <text:p text:style-name="P8">IIP2</text:p>
          </table:table-cell>
          <table:table-cell table:style-name="Table1.C4" office:value-type="string">
            <text:list xml:id="list171953372160377" text:continue-numbering="true" text:style-name="L1">
              <text:list-item>
                <text:p text:style-name="P15">Project Team meeting, Focus discussion on preparations to move into Elaboration Phase</text:p>
              </text:list-item>
              <text:list-item>
                <text:p text:style-name="P15">Finalise Major/Primary Use Cases.</text:p>
              </text:list-item>
              <text:list-item>
                <text:p text:style-name="P15">Pass LCOM</text:p>
              </text:list-item>
            </text:list>
          </table:table-cell>
        </table:table-row>
        <table:table-row>
          <table:table-cell table:style-name="Table1.A8" office:value-type="string">
            <text:p text:style-name="P8">Elaboration</text:p>
          </table:table-cell>
          <table:table-cell table:style-name="Table1.B5" office:value-type="string">
            <text:p text:style-name="P8">EIP1</text:p>
          </table:table-cell>
          <table:table-cell table:style-name="Table1.C5" office:value-type="string">
            <text:list xml:id="list171953374156179" text:continue-numbering="true" text:style-name="L1">
              <text:list-item>
                <text:p text:style-name="P15">Project Team meeting to focus on Initial Game theory design</text:p>
              </text:list-item>
              <text:list-item>
                <text:p text:style-name="P15">Further define Use/Cases, including refining current ones and defining new, less major ones.</text:p>
              </text:list-item>
              <text:list-item>
                <text:p text:style-name="P15">Begin High/Surface level game theory design.</text:p>
              </text:list-item>
              <text:list-item>
                <text:p text:style-name="P15">Begin basic logical structure of the subject database.</text:p>
              </text:list-item>
            </text:list>
          </table:table-cell>
        </table:table-row>
        <table:table-row>
          <table:table-cell table:style-name="Table1.A8" office:value-type="string">
            <text:p text:style-name="P8">Elaboration</text:p>
          </table:table-cell>
          <table:table-cell table:style-name="Table1.B6" office:value-type="string">
            <text:p text:style-name="P8">EIP2</text:p>
          </table:table-cell>
          <table:table-cell table:style-name="Table1.C6" office:value-type="string">
            <text:list xml:id="list171953378154404" text:continue-numbering="true" text:style-name="L1">
              <text:list-item>
                <text:p text:style-name="P15">Project Team meeting to focus on the continuation of both the Surface level Game Theory and database designs.</text:p>
              </text:list-item>
              <text:list-item>
                <text:p text:style-name="P15">Surface level Game Theory should be roughly %60 to %80 complete by the end of this Iteration.</text:p>
              </text:list-item>
              <text:list-item>
                <text:p text:style-name="P16">Subject database should be almost to fully designed, and the Student database should be roughly %50 done.</text:p>
              </text:list-item>
              <text:list-item>
                <text:p text:style-name="P18">Prototype implementation of each major use case.</text:p>
              </text:list-item>
            </text:list>
          </table:table-cell>
        </table:table-row>
        <table:table-row>
          <table:table-cell table:style-name="Table1.A8" office:value-type="string">
            <text:p text:style-name="P8">Elaboration</text:p>
          </table:table-cell>
          <table:table-cell table:style-name="Table1.B7" office:value-type="string">
            <text:p text:style-name="P8">EIP3</text:p>
          </table:table-cell>
          <table:table-cell table:style-name="Table1.C7" office:value-type="string">
            <text:list xml:id="list171953382167365" text:continue-numbering="true" text:style-name="L1">
              <text:list-item>
                <text:p text:style-name="P16">Project Team Meeting to focus on the Architecture and Prototype development.</text:p>
              </text:list-item>
              <text:list-item>
                <text:p text:style-name="P17">Prototype implementation of each major use case.</text:p>
              </text:list-item>
              <text:list-item>
                <text:p text:style-name="P18">Surface level Game Theory and all databases should be %100 logically finished.</text:p>
              </text:list-item>
            </text:list>
          </table:table-cell>
        </table:table-row>
        <table:table-row>
          <table:table-cell table:style-name="Table1.A8" office:value-type="string">
            <text:p text:style-name="P8">Elaboration</text:p>
          </table:table-cell>
          <table:table-cell table:style-name="Table1.B8" office:value-type="string">
            <text:p text:style-name="P8">EIP4</text:p>
          </table:table-cell>
          <table:table-cell table:style-name="Table1.C8" office:value-type="string">
            <text:list xml:id="list171953385162838" text:continue-numbering="true" text:style-name="L1">
              <text:list-item>
                <text:p text:style-name="P18">Finalise Proof of concept</text:p>
              </text:list-item>
              <text:list-item>
                <text:p text:style-name="P18">Finalise documents for LCAM</text:p>
              </text:list-item>
              <text:list-item>
                <text:p text:style-name="P18">Pass LCAM</text:p>
              </text:list-item>
            </text:list>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1" style:family="table-row">
      <style:table-row-properties style:min-row-height="0.13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MP1" style:family="paragraph" style:parent-style-name="Table_20_Contents">
      <style:text-properties officeooo:rsid="002270c8" officeooo:paragraph-rsid="002270c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able:table table:name="Table2" table:style-name="Table2">
          <table:table-column table:style-name="Table2.A" table:number-columns-repeated="2"/>
          <table:table-row table:style-name="Table2.1">
            <table:table-cell table:style-name="Table2.A1" office:value-type="string">
              <text:p text:style-name="MP1">Gamifying Education</text:p>
            </table:table-cell>
            <table:table-cell table:style-name="Table2.B1" office:value-type="string">
              <text:p text:style-name="Table_20_Contents"/>
            </table:table-cell>
          </table:table-row>
          <table:table-row>
            <table:table-cell table:style-name="Table2.A2" office:value-type="string">
              <text:p text:style-name="MP1">Project Plan</text:p>
            </table:table-cell>
            <table:table-cell table:style-name="Table2.B2" office:value-type="string">
              <text:p text:style-name="MP1">Date: 14/03/2014</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Gardner</meta:initial-creator>
    <meta:creation-date>2014-03-13T23:29:49.884000000</meta:creation-date>
    <dc:date>2014-03-14T17:19:53.272000000</dc:date>
    <dc:creator>Scott Gardner</dc:creator>
    <meta:editing-duration>PT14M21S</meta:editing-duration>
    <meta:editing-cycles>2</meta:editing-cycles>
    <meta:generator>LibreOffice/4.1.1.2$Windows_x86 LibreOffice_project/7e4286b58adc75a14f6d83f53a03b6c11fa2903</meta:generator>
    <meta:document-statistic meta:table-count="2" meta:image-count="0" meta:object-count="0" meta:page-count="2" meta:paragraph-count="55" meta:word-count="454" meta:character-count="2874" meta:non-whitespace-character-count="2447"/>
  </office:meta>
</office:document-meta>
</file>